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12.335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58cm" fo:break-before="auto" style:use-optimal-row-height="true"/>
    </style:style>
    <style:style style:name="ro5" style:family="table-row">
      <style:table-row-properties style:row-height="1.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number:number-style style:name="N20000" number:language="de" number:country="DE">
      <number:number number:min-integer-digits="1"/>
    </number:number-style>
    <style:style style:name="ce2" style:family="table-cell" style:parent-style-name="Default" style:data-style-name="N0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0000">
      <style:text-properties fo:font-weight="bold" style:font-weight-asian="bold" style:font-weight-complex="bold"/>
    </style:style>
    <style:style style:name="ce15" style:family="table-cell" style:parent-style-name="Default" style:data-style-name="N10000"/>
    <style:style style:name="ce10" style:family="table-cell" style:parent-style-name="Default" style:data-style-name="N0">
      <style:text-properties fo:font-style="italic" style:font-style-asian="italic" style:font-style-complex="italic"/>
    </style:style>
    <style:style style:name="ce11" style:family="table-cell" style:parent-style-name="Default" style:data-style-name="N20000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0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0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 style:data-style-name="N10000">
      <style:text-properties fo:font-style="italic" style:font-style-asian="italic" style:font-style-complex="italic"/>
    </style:style>
    <style:style style:name="ce34" style:family="table-cell" style:parent-style-name="Default" style:data-style-name="N10002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002">
      <style:table-cell-properties fo:background-color="#dee7e5"/>
      <style:text-properties fo:font-weight="bold" style:font-weight-asian="bold" style:font-weight-complex="bold"/>
    </style:style>
    <style:style style:name="ce22" style:family="table-cell" style:parent-style-name="Default" style:data-style-name="N10004">
      <style:table-cell-properties fo:background-color="#dee7e5"/>
    </style:style>
    <style:style style:name="ce23" style:family="table-cell" style:parent-style-name="Default" style:data-style-name="N10002">
      <style:table-cell-properties fo:background-color="#dee7e5"/>
    </style:style>
    <style:style style:name="ce40" style:family="table-cell" style:parent-style-name="Default" style:data-style-name="N10000">
      <style:table-cell-properties fo:background-color="#dee7e5"/>
    </style:style>
    <style:style style:name="ce41" style:family="table-cell" style:parent-style-name="Default" style:data-style-name="N10000">
      <style:table-cell-properties fo:background-color="#dee7e5"/>
      <style:text-properties fo:font-weight="bold" style:font-weight-asian="bold" style:font-weight-complex="bold"/>
    </style:style>
    <style:style style:name="ce19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0000">
      <style:text-properties fo:font-weight="bold" style:font-weight-asian="bold" style:font-weight-complex="bold"/>
    </style:style>
    <style:style style:name="ce14" style:family="table-cell" style:parent-style-name="Default" style:data-style-name="N10000"/>
    <style:style style:name="ce7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10000">
      <style:text-properties fo:font-style="italic" style:font-style-asian="italic" style:font-style-complex="italic"/>
    </style:style>
    <style:style style:name="ce25" style:family="table-cell" style:parent-style-name="Default" style:data-style-name="N10002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00">
      <style:table-cell-properties fo:background-color="#dee7e5"/>
    </style:style>
    <style:style style:name="ce33" style:family="table-cell" style:parent-style-name="Default" style:data-style-name="N10000">
      <style:table-cell-properties fo:background-color="#dee7e5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dvanced" table:style-name="ta1">
        <table:table-column table:style-name="co1" table:default-cell-style-name="ce9"/>
        <table:table-column table:style-name="co2" table:number-columns-repeated="5" table:default-cell-style-name="ce9"/>
        <table:table-column table:style-name="co3" table:default-cell-style-name="ce9"/>
        <table:table-column table:style-name="co2" table:number-columns-repeated="2" table:default-cell-style-name="ce9"/>
        <table:table-column table:style-name="co4" table:default-cell-style-name="ce23"/>
        <table:table-column table:style-name="co2" table:number-columns-repeated="1014" table:default-cell-style-name="ce9"/>
        <table:table-row table:style-name="ro1">
          <table:table-cell table:style-name="ce2" office:value-type="string" calcext:value-type="string" table:number-columns-spanned="4" table:number-rows-spanned="1">
            <text:p>Fast</text:p>
          </table:table-cell>
          <table:covered-table-cell table:number-columns-repeated="3"/>
          <table:table-cell table:number-columns-repeated="5"/>
          <table:table-cell table:style-name="ce21"/>
          <table:table-cell office:value-type="string" calcext:value-type="string">
            <text:p>Komma durch Punkt ersetzen!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8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86―エイティシックス―</text:p>
          </table:table-cell>
          <table:covered-table-cell table:number-columns-repeated="3"/>
          <table:table-cell table:number-columns-repeated="5"/>
          <table:table-cell table:style-name="ce22" table:formula="of:=COM.MICROSOFT.CONCAT(&quot;Fast: &quot;; [.$A3]; &quot; [&quot;; ROUND([.$C11]*100)/100; &quot;]&quot;)" office:value-type="string" office:string-value="Fast: 86―エイティシックス― [2,67]" calcext:value-type="string">
            <text:p>Fast: 86―エイティシックス― [2,67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5]*[.D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6]*[.D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]*[.D7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]*[.D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]*[.D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5:.C9])" office:value-type="float" office:value="24" calcext:value-type="float">
            <text:p>24</text:p>
          </table:table-cell>
          <table:table-cell table:style-name="ce10" table:formula="of:=SUM([.D5:.D9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1" table:formula="of:=[.C10]/[.D10]" office:value-type="float" office:value="2.66666666666667" calcext:value-type="float">
            <text:p>2,66666666666667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8" table:number-rows-spanned="1">
            <text:p>クォンタムデビルサーガ アバタールチューナーⅠ</text:p>
          </table:table-cell>
          <table:covered-table-cell table:number-columns-repeated="7"/>
          <table:table-cell/>
          <table:table-cell table:formula="of:=COM.MICROSOFT.CONCAT(&quot;Fast: &quot;; [.$A14]; &quot; [&quot;; ROUND([.$C22]*100)/100; &quot;]&quot;)" office:value-type="string" office:string-value="Fast: クォンタムデビルサーガ アバタールチューナーⅠ [3,29]" calcext:value-type="string">
            <text:p>Fast: クォンタムデビルサーガ アバタールチューナーⅠ [3,29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]*[.D1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7]*[.D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8]*[.D18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9]*[.D1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0]*[.D20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6:.C20])" office:value-type="float" office:value="23" calcext:value-type="float">
            <text:p>23</text:p>
          </table:table-cell>
          <table:table-cell table:style-name="ce10" table:formula="of:=SUM([.D16:.D20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21]/[.D21]" office:value-type="float" office:value="3.28571428571429" calcext:value-type="float">
            <text:p>3,28571428571429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4" table:number-rows-spanned="1">
            <text:p>狼と香辛料</text:p>
          </table:table-cell>
          <table:covered-table-cell table:number-columns-repeated="3"/>
          <table:table-cell table:number-columns-repeated="5"/>
          <table:table-cell table:formula="of:=COM.MICROSOFT.CONCAT(&quot;Fast: &quot;; [.$A25]; &quot; [&quot;; ROUND([.$C33]*100)/100; &quot;]&quot;)" office:value-type="string" office:string-value="Fast: 狼と香辛料 [2,67]" calcext:value-type="string">
            <text:p>Fast: 狼と香辛料 [2,67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7]*[.D2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8]*[.D2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9]*[.D29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30]*[.D3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31]*[.D3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27:.C31])" office:value-type="float" office:value="24" calcext:value-type="float">
            <text:p>24</text:p>
          </table:table-cell>
          <table:table-cell table:style-name="ce10" table:formula="of:=SUM([.D27:.D31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32]/[.D32]" office:value-type="float" office:value="2.66666666666667" calcext:value-type="float">
            <text:p>2,66666666666667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8"/>
          <table:table-cell table:style-name="ce20"/>
          <table:table-cell table:style-name="ce10"/>
          <table:table-cell table:number-columns-repeated="1020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4" table:number-rows-spanned="1">
            <text:p>マスカレード・ホテル</text:p>
          </table:table-cell>
          <table:covered-table-cell table:number-columns-repeated="3"/>
          <table:table-cell table:number-columns-repeated="5"/>
          <table:table-cell table:formula="of:=COM.MICROSOFT.CONCAT(&quot;Fast: &quot;; [.$A36]; &quot; [&quot;; ROUND([.$C44]*100)/100; &quot;]&quot;)" office:value-type="string" office:string-value="Fast: マスカレード・ホテル [1,89]" calcext:value-type="string">
            <text:p>Fast: マスカレード・ホテル [1,89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8]*[.D3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39]*[.D39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40]*[.D4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41]*[.D4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42]*[.D4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38:.C42])" office:value-type="float" office:value="17" calcext:value-type="float">
            <text:p>17</text:p>
          </table:table-cell>
          <table:table-cell table:style-name="ce10" table:formula="of:=SUM([.D38:.D42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43]/[.D43]" office:value-type="float" office:value="1.88888888888889" calcext:value-type="float">
            <text:p>1,88888888888889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4" table:number-rows-spanned="1">
            <text:p>風の谷のナウシカ</text:p>
          </table:table-cell>
          <table:covered-table-cell table:number-columns-repeated="3"/>
          <table:table-cell table:number-columns-repeated="5"/>
          <table:table-cell table:formula="of:=COM.MICROSOFT.CONCAT(&quot;Fast: &quot;; [.$A47]; &quot; [&quot;; ROUND([.$C55]*100)/100; &quot;]&quot;)" office:value-type="string" office:string-value="Fast: 風の谷のナウシカ [3,13]" calcext:value-type="string">
            <text:p>Fast: 風の谷のナウシカ [3,1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49]*[.D4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50]*[.D5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1]*[.D51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52]*[.D5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53]*[.D5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49:.C53])" office:value-type="float" office:value="25" calcext:value-type="float">
            <text:p>25</text:p>
          </table:table-cell>
          <table:table-cell table:style-name="ce10" table:formula="of:=SUM([.D49:.D53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54]/[.D54]" office:value-type="float" office:value="3.125" calcext:value-type="float">
            <text:p>3,125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海辺のカフカ (上) </text:p>
          </table:table-cell>
          <table:covered-table-cell table:number-columns-repeated="3"/>
          <table:table-cell table:number-columns-repeated="5"/>
          <table:table-cell table:formula="of:=COM.MICROSOFT.CONCAT(&quot;Fast: &quot;; [.$A58]; &quot; [&quot;; ROUND([.$C66]*100)/100; &quot;]&quot;)" office:value-type="string" office:string-value="Fast: 海辺のカフカ (上)  [2,36]" calcext:value-type="string">
            <text:p>Fast: 海辺のカフカ (上) <text:s/>[2,36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60]*[.D6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61]*[.D61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62]*[.D62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3]*[.D6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64]*[.D6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60:.C64])" office:value-type="float" office:value="33" calcext:value-type="float">
            <text:p>33</text:p>
          </table:table-cell>
          <table:table-cell table:style-name="ce10" table:formula="of:=SUM([.D60:.D64])" office:value-type="float" office:value="14" calcext:value-type="float">
            <text:p>14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65]/[.D65]" office:value-type="float" office:value="2.35714285714286" calcext:value-type="float">
            <text:p>2,35714285714286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化物語(上)</text:p>
          </table:table-cell>
          <table:covered-table-cell table:number-columns-repeated="3"/>
          <table:table-cell table:number-columns-repeated="5"/>
          <table:table-cell table:formula="of:=COM.MICROSOFT.CONCAT(&quot;Fast: &quot;; [.$A69]; &quot; [&quot;; ROUND([.$C77]*100)/100; &quot;]&quot;)" office:value-type="string" office:string-value="Fast: 化物語(上) [2,8]" calcext:value-type="string">
            <text:p>Fast: 化物語(上) [2,8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71]*[.D7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72]*[.D7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3]*[.D7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74]*[.D7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5]*[.D7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71:.C75])" office:value-type="float" office:value="14" calcext:value-type="float">
            <text:p>14</text:p>
          </table:table-cell>
          <table:table-cell table:style-name="ce10" table:formula="of:=SUM([.D71:.D75]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76]/[.D76]" office:value-type="float" office:value="2.8" calcext:value-type="float">
            <text:p>2,8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虐殺器官 - Genocidal Organ</text:p>
          </table:table-cell>
          <table:covered-table-cell table:number-columns-repeated="3"/>
          <table:table-cell table:number-columns-repeated="5"/>
          <table:table-cell table:formula="of:=COM.MICROSOFT.CONCAT(&quot;Fast: &quot;; [.$A80]; &quot; [&quot;; ROUND([.$C88]*100)/100; &quot;]&quot;)" office:value-type="string" office:string-value="Fast: 虐殺器官 - Genocidal Organ [3]" calcext:value-type="string">
            <text:p>Fast: 虐殺器官 - Genocidal Organ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82]*[.D8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83]*[.D8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84]*[.D84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5]*[.D8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86]*[.D8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82:.C86])" office:value-type="float" office:value="9" calcext:value-type="float">
            <text:p>9</text:p>
          </table:table-cell>
          <table:table-cell table:style-name="ce10" table:formula="of:=SUM([.D82:.D86])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87]/[.D87]" office:value-type="float" office:value="3" calcext:value-type="float">
            <text:p>3</text:p>
          </table:table-cell>
          <table:table-cell table:style-name="ce10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4" table:number-rows-spanned="1">
            <text:p>薬屋のひとりごと</text:p>
          </table:table-cell>
          <table:covered-table-cell table:number-columns-repeated="3"/>
          <table:table-cell table:number-columns-repeated="5"/>
          <table:table-cell table:formula="of:=COM.MICROSOFT.CONCAT(&quot;Fast/Hard: &quot;; [.$A91]; &quot; [&quot;; ROUND([.$C99]*100)/100; &quot;]&quot;)" office:value-type="string" office:string-value="Fast/Hard: 薬屋のひとりごと [3,5]" calcext:value-type="string">
            <text:p>Fast/Hard: 薬屋のひとりごと [3,5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93]*[.D9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94]*[.D9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95]*[.D9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96]*[.D96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7]*[.D9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93:.C97])" office:value-type="float" office:value="14" calcext:value-type="float">
            <text:p>14</text:p>
          </table:table-cell>
          <table:table-cell table:style-name="ce10" table:formula="of:=SUM([.D93:.D97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98]/[.D98]" office:value-type="float" office:value="3.5" calcext:value-type="float">
            <text:p>3,5</text:p>
          </table:table-cell>
          <table:table-cell table:style-name="ce10"/>
          <table:table-cell table:number-columns-repeated="1020"/>
        </table:table-row>
        <table:table-row table:style-name="ro3" table:number-rows-repeated="2">
          <table:table-cell/>
          <table:table-cell table:style-name="ce8"/>
          <table:table-cell table:style-name="ce20"/>
          <table:table-cell table:style-name="ce10"/>
          <table:table-cell table:number-columns-repeated="1020"/>
        </table:table-row>
        <table:table-row table:style-name="ro4">
          <table:table-cell table:style-name="ce16" office:value-type="string" calcext:value-type="string" table:number-columns-spanned="7" table:number-rows-spanned="1">
            <text:p>本陣殺人事件</text:p>
          </table:table-cell>
          <table:covered-table-cell table:number-columns-repeated="6" table:style-name="ce15"/>
          <table:table-cell table:style-name="ce15"/>
          <table:table-cell table:style-name="ce35"/>
          <table:table-cell table:style-name="ce40" table:formula="of:=COM.MICROSOFT.CONCAT(&quot;Fast/Hard: &quot;; [.$A102]; &quot; [&quot;; ROUND([.$C110]*100)/100; &quot;]&quot;)" office:value-type="string" office:string-value="Fast/Hard: 本陣殺人事件 [2,86]" calcext:value-type="string">
            <text:p>Fast/Hard: 本陣殺人事件 [2,86]</text:p>
          </table:table-cell>
          <table:table-cell table:style-name="ce15"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style-name="ce15" table:number-columns-repeated="960"/>
        </table:table-row>
        <table:table-row table:style-name="ro3">
          <table:table-cell table:style-name="ce15" office:value-type="string" calcext:value-type="string">
            <text:p>No effort at al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B104]*[.D104]" office:value-type="float" office:value="0" calcext:value-type="float">
            <text:p>0</text:p>
          </table:table-cell>
          <table:table-cell table:style-name="ce15" table:number-columns-repeated="5"/>
          <table:table-cell table:style-name="ce35"/>
          <table:table-cell table:style-name="ce40"/>
          <table:table-cell table:style-name="ce15" table:number-columns-repeated="1014"/>
        </table:table-row>
        <table:table-row table:style-name="ro3">
          <table:table-cell table:style-name="ce15" office:value-type="string" calcext:value-type="string">
            <text:p>Minimal effort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05]*[.D105]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4"/>
          <table:table-cell table:style-name="ce35"/>
          <table:table-cell table:style-name="ce40"/>
          <table:table-cell table:style-name="ce15" table:number-columns-repeated="1014"/>
        </table:table-row>
        <table:table-row table:style-name="ro3">
          <table:table-cell table:style-name="ce15" office:value-type="string" calcext:value-type="string">
            <text:p>Moderate effort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B106]*[.D106]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35"/>
          <table:table-cell table:style-name="ce40"/>
          <table:table-cell table:style-name="ce15" table:number-columns-repeated="1014"/>
        </table:table-row>
        <table:table-row table:style-name="ro3">
          <table:table-cell table:style-name="ce15" office:value-type="string" calcext:value-type="string">
            <text:p>Significant effort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B107]*[.D107]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35"/>
          <table:table-cell table:style-name="ce40"/>
          <table:table-cell table:style-name="ce15" table:number-columns-repeated="1014"/>
        </table:table-row>
        <table:table-row table:style-name="ro3">
          <table:table-cell table:style-name="ce15" office:value-type="string" calcext:value-type="string">
            <text:p>So much effort…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08]*[.D108]" office:value-type="float" office:value="0" calcext:value-type="float">
            <text:p>0</text:p>
          </table:table-cell>
          <table:table-cell table:style-name="ce15" table:number-columns-repeated="5"/>
          <table:table-cell table:style-name="ce35"/>
          <table:table-cell table:style-name="ce40"/>
          <table:table-cell table:style-name="ce15" table:number-columns-repeated="1014"/>
        </table:table-row>
        <table:table-row table:style-name="ro3">
          <table:table-cell table:style-name="ce15"/>
          <table:table-cell table:style-name="ce12" office:value-type="string" calcext:value-type="string">
            <text:p>Sum</text:p>
          </table:table-cell>
          <table:table-cell table:style-name="ce31" table:formula="of:=SUM([.C104:.C108])" office:value-type="float" office:value="20" calcext:value-type="float">
            <text:p>20</text:p>
          </table:table-cell>
          <table:table-cell table:style-name="ce31" table:formula="of:=SUM([.D104:.D108])" office:value-type="float" office:value="7" calcext:value-type="float">
            <text:p>7</text:p>
          </table:table-cell>
          <table:table-cell table:style-name="ce15" table:number-columns-repeated="4"/>
          <table:table-cell table:style-name="ce35"/>
          <table:table-cell table:style-name="ce40"/>
          <table:table-cell table:style-name="ce15" table:number-columns-repeated="1014"/>
        </table:table-row>
        <table:table-row table:style-name="ro3">
          <table:table-cell table:style-name="ce15"/>
          <table:table-cell table:style-name="ce12" office:value-type="string" calcext:value-type="string">
            <text:p>Average</text:p>
          </table:table-cell>
          <table:table-cell table:style-name="ce34" table:formula="of:=[.C109]/[.D109]" office:value-type="float" office:value="2.85714285714286" calcext:value-type="float">
            <text:p>2.86</text:p>
          </table:table-cell>
          <table:table-cell table:style-name="ce31"/>
          <table:table-cell table:style-name="ce15" table:number-columns-repeated="4"/>
          <table:table-cell table:style-name="ce35"/>
          <table:table-cell table:style-name="ce40"/>
          <table:table-cell table:style-name="ce15" table:number-columns-repeated="1014"/>
        </table:table-row>
        <table:table-row table:style-name="ro3" table:number-rows-repeated="2">
          <table:table-cell table:style-name="ce15" table:number-columns-repeated="8"/>
          <table:table-cell table:style-name="ce35"/>
          <table:table-cell table:style-name="ce40"/>
          <table:table-cell table:style-name="ce15"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Hard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4">
          <table:table-cell table:style-name="ce3" office:value-type="string" calcext:value-type="string" table:number-columns-spanned="4" table:number-rows-spanned="1">
            <text:p>檸檬</text:p>
          </table:table-cell>
          <table:covered-table-cell table:number-columns-repeated="3"/>
          <table:table-cell table:number-columns-repeated="5"/>
          <table:table-cell table:formula="of:=COM.MICROSOFT.CONCAT(&quot;Hard: &quot;; [.$A117]; &quot; [&quot;; ROUND([.$C125]*100)/100; &quot;]&quot;)" office:value-type="string" office:string-value="Hard: 檸檬 [3,6]" calcext:value-type="string">
            <text:p>Hard: 檸檬 [3,6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19]*[.D11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20]*[.D12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21]*[.D121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22]*[.D122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23]*[.D12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19:.C123])" office:value-type="float" office:value="36" calcext:value-type="float">
            <text:p>36</text:p>
          </table:table-cell>
          <table:table-cell table:style-name="ce10" table:formula="of:=SUM([.D119:.D123])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24]/[.D124]" office:value-type="float" office:value="3.6" calcext:value-type="float">
            <text:p>3,6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4" table:number-rows-spanned="1">
            <text:p>風立ちぬ</text:p>
          </table:table-cell>
          <table:covered-table-cell table:number-columns-repeated="3"/>
          <table:table-cell table:number-columns-repeated="5"/>
          <table:table-cell table:formula="of:=COM.MICROSOFT.CONCAT(&quot;Hard: &quot;; [.$A128]; &quot; [&quot;; ROUND([.$C136]*100)/100; &quot;]&quot;)" office:value-type="string" office:string-value="Hard: 風立ちぬ [3]" calcext:value-type="string">
            <text:p>Hard: 風立ちぬ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30]*[.D13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31]*[.D13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32]*[.D1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33]*[.D13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34]*[.D13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30:.C134])" office:value-type="float" office:value="18" calcext:value-type="float">
            <text:p>18</text:p>
          </table:table-cell>
          <table:table-cell table:style-name="ce10" table:formula="of:=SUM([.D130:.D134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35]/[.D135]" office:value-type="float" office:value="3" calcext:value-type="float">
            <text:p>3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4" table:number-rows-spanned="1">
            <text:p>午後の曳航</text:p>
          </table:table-cell>
          <table:covered-table-cell table:number-columns-repeated="3"/>
          <table:table-cell table:number-columns-repeated="5"/>
          <table:table-cell table:formula="of:=COM.MICROSOFT.CONCAT(&quot;Hard: &quot;; [.$A139]; &quot; [&quot;; ROUND([.$C147]*100)/100; &quot;]&quot;)" office:value-type="string" office:string-value="Hard: 午後の曳航 [3]" calcext:value-type="string">
            <text:p>Hard: 午後の曳航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1]*[.D14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42]*[.D14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43]*[.D143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44]*[.D14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45]*[.D14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41:.C145])" office:value-type="float" office:value="18" calcext:value-type="float">
            <text:p>18</text:p>
          </table:table-cell>
          <table:table-cell table:style-name="ce10" table:formula="of:=SUM([.D141:.D145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46]/[.D146]" office:value-type="float" office:value="3" calcext:value-type="float">
            <text:p>3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6" office:value-type="string" calcext:value-type="string">
            <text:p>文字渦</text:p>
          </table:table-cell>
          <table:table-cell table:number-columns-repeated="8"/>
          <table:table-cell table:formula="of:=COM.MICROSOFT.CONCAT(&quot;Hard: &quot;; [.$A150]; &quot; [&quot;; ROUND([.$C158]*100)/100; &quot;]&quot;)" office:value-type="string" office:string-value="Hard: 文字渦 [3,86]" calcext:value-type="string">
            <text:p>Hard: 文字渦 [3,86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52]*[.D15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3]*[.D15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54]*[.D15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55]*[.D155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56]*[.D156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52:.C156])" office:value-type="float" office:value="27" calcext:value-type="float">
            <text:p>27</text:p>
          </table:table-cell>
          <table:table-cell table:style-name="ce10" table:formula="of:=SUM([.D152:.D156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57]/[.D157]" office:value-type="float" office:value="3.85714285714286" calcext:value-type="float">
            <text:p>3,85714285714286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8"/>
          <table:table-cell table:style-name="ce20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1020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3]*[.D16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64]*[.D16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5]*[.D16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66]*[.D16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67]*[.D16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63:.C167])" office:value-type="float" office:value="0" calcext:value-type="float">
            <text:p>0</text:p>
          </table:table-cell>
          <table:table-cell table:style-name="ce10" table:formula="of:=SUM([.D163:.D167]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68]/[.D168]" office:value-type="string" office:string-value="" calcext:value-type="error">
            <text:p>#DIV/0!</text:p>
          </table:table-cell>
          <table:table-cell table:style-name="ce10"/>
          <table:table-cell table:number-columns-repeated="1020"/>
        </table:table-row>
        <table:table-row table:style-name="ro3" table:number-rows-repeated="10484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termediate" table:style-name="ta1">
        <table:table-column table:style-name="co2" table:number-columns-repeated="8" table:default-cell-style-name="ce14"/>
        <table:table-column table:style-name="co2" table:default-cell-style-name="ce26"/>
        <table:table-column table:style-name="co4" table:default-cell-style-name="ce32"/>
        <table:table-column table:style-name="co2" table:number-columns-repeated="1014" table:default-cell-style-name="ce14"/>
        <table:table-row table:style-name="ro4">
          <table:table-cell table:style-name="ce19" office:value-type="string" calcext:value-type="string" table:number-columns-spanned="4" table:number-rows-spanned="1">
            <text:p>ブギーポップは笑わない</text:p>
          </table:table-cell>
          <table:covered-table-cell table:number-columns-repeated="3" table:style-name="ce15"/>
          <table:table-cell table:number-columns-repeated="5"/>
          <table:table-cell table:formula="of:=COM.MICROSOFT.CONCAT([.$A1]; &quot; [&quot;; ROUND([.$C9]*100)/100; &quot;]&quot;)" office:value-type="string" office:string-value="ブギーポップは笑わない [2,94]" calcext:value-type="string">
            <text:p>ブギーポップは笑わない [2,94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]*[.D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]*[.D4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]*[.D5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]*[.D6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]*[.D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3:.C7])" office:value-type="float" office:value="50" calcext:value-type="float">
            <text:p>50</text:p>
          </table:table-cell>
          <table:table-cell table:style-name="ce24" table:formula="of:=SUM([.D3:.D7])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8]/[.D8]" office:value-type="float" office:value="2.94117647058824" calcext:value-type="float">
            <text:p>2.94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9" office:value-type="string" calcext:value-type="string" table:number-columns-spanned="9" table:number-rows-spanned="1">
            <text:p>ポーション頼みで生き延びます!</text:p>
          </table:table-cell>
          <table:covered-table-cell table:number-columns-repeated="7" table:style-name="ce15"/>
          <table:covered-table-cell table:style-name="ce35"/>
          <table:table-cell table:formula="of:=COM.MICROSOFT.CONCAT([.$A12]; &quot; [&quot;; ROUND([.$C20]*100)/100; &quot;]&quot;)" office:value-type="string" office:string-value="ポーション頼みで生き延びます! [3,54]" calcext:value-type="string">
            <text:p>ポーション頼みで生き延びます! [3,54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]*[.D1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]*[.D1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]*[.D16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]*[.D17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8]*[.D18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14:.C18])" office:value-type="float" office:value="46" calcext:value-type="float">
            <text:p>46</text:p>
          </table:table-cell>
          <table:table-cell table:style-name="ce24" table:formula="of:=SUM([.D14:.D18])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19]/[.D19]" office:value-type="float" office:value="3.53846153846154" calcext:value-type="float">
            <text:p>3.54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All You Need Is Kill</text:p>
          </table:table-cell>
          <table:covered-table-cell table:number-columns-repeated="6" table:style-name="ce15"/>
          <table:table-cell table:number-columns-repeated="2"/>
          <table:table-cell table:formula="of:=COM.MICROSOFT.CONCAT([.$A23]; &quot; [&quot;; ROUND([.$C31]*100)/100; &quot;]&quot;)" office:value-type="string" office:string-value="All You Need Is Kill [3,4]" calcext:value-type="string">
            <text:p>All You Need Is Kill [3,4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5]*[.D2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6]*[.D2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7]*[.D27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28]*[.D28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9]*[.D2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25:.C29])" office:value-type="float" office:value="51" calcext:value-type="float">
            <text:p>51</text:p>
          </table:table-cell>
          <table:table-cell table:style-name="ce24" table:formula="of:=SUM([.D25:.D29])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30]/[.D30]" office:value-type="float" office:value="3.4" calcext:value-type="float">
            <text:p>3.40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7" table:number-rows-spanned="1">
            <text:p>ifの悲劇 (if no higeki)</text:p>
          </table:table-cell>
          <table:covered-table-cell table:number-columns-repeated="6" table:style-name="ce15"/>
          <table:table-cell table:number-columns-repeated="2"/>
          <table:table-cell table:formula="of:=COM.MICROSOFT.CONCAT([.$A34]; &quot; [&quot;; ROUND([.$C42]*100)/100; &quot;]&quot;)" office:value-type="string" office:string-value="ifの悲劇 (if no higeki) [2,5]" calcext:value-type="string">
            <text:p>ifの悲劇 (if no higeki) [2,5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6]*[.D3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37]*[.D37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38]*[.D38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39]*[.D3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40]*[.D4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36:.C40])" office:value-type="float" office:value="30" calcext:value-type="float">
            <text:p>30</text:p>
          </table:table-cell>
          <table:table-cell table:style-name="ce24" table:formula="of:=SUM([.D36:.D40])" office:value-type="float" office:value="12" calcext:value-type="float">
            <text:p>12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41]/[.D41]" office:value-type="float" office:value="2.5" calcext:value-type="float">
            <text:p>2.50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9" office:value-type="string" calcext:value-type="string" table:number-columns-spanned="8" table:number-rows-spanned="1">
            <text:p>もやしもん - Tales of Agriculture</text:p>
          </table:table-cell>
          <table:covered-table-cell table:number-columns-repeated="7" table:style-name="ce15"/>
          <table:table-cell/>
          <table:table-cell table:formula="of:=COM.MICROSOFT.CONCAT([.$A45]; &quot; [&quot;; ROUND([.$C53]*100)/100; &quot;]&quot;)" office:value-type="string" office:string-value="もやしもん - Tales of Agriculture [2,82]" calcext:value-type="string">
            <text:p>もやしもん - Tales of Agriculture [2,82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47]*[.D4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8]*[.D4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49]*[.D49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50]*[.D50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51]*[.D5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47:.C51])" office:value-type="float" office:value="31" calcext:value-type="float">
            <text:p>31</text:p>
          </table:table-cell>
          <table:table-cell table:style-name="ce24" table:formula="of:=SUM([.D47:.D51])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52]/[.D52]" office:value-type="float" office:value="2.81818181818182" calcext:value-type="float">
            <text:p>2.82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9" office:value-type="string" calcext:value-type="string" table:number-columns-spanned="8" table:number-rows-spanned="1">
            <text:p>ヨコハマ買い出し紀行</text:p>
          </table:table-cell>
          <table:covered-table-cell table:number-columns-repeated="7" table:style-name="ce15"/>
          <table:table-cell/>
          <table:table-cell table:formula="of:=COM.MICROSOFT.CONCAT([.$A56]; &quot; [&quot;; ROUND([.$C64]*100)/100; &quot;]&quot;)" office:value-type="string" office:string-value="ヨコハマ買い出し紀行 [1,82]" calcext:value-type="string">
            <text:p>ヨコハマ買い出し紀行 [1,82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58]*[.D58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59]*[.D59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60]*[.D6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1]*[.D6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62]*[.D6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58:.C62])" office:value-type="float" office:value="31" calcext:value-type="float">
            <text:p>31</text:p>
          </table:table-cell>
          <table:table-cell table:style-name="ce24" table:formula="of:=SUM([.D58:.D62])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63]/[.D63]" office:value-type="float" office:value="1.82352941176471" calcext:value-type="float">
            <text:p>1.82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きらきらひかる</text:p>
          </table:table-cell>
          <table:covered-table-cell table:number-columns-repeated="6" table:style-name="ce15"/>
          <table:table-cell table:number-columns-repeated="2"/>
          <table:table-cell table:formula="of:=COM.MICROSOFT.CONCAT([.$A67]; &quot; [&quot;; ROUND([.$C75]*100)/100; &quot;]&quot;)" office:value-type="string" office:string-value="きらきらひかる [2,63]" calcext:value-type="string">
            <text:p>きらきらひかる [2,63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69]*[.D6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70]*[.D7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1]*[.D71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72]*[.D7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3]*[.D7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69:.C73])" office:value-type="float" office:value="21" calcext:value-type="float">
            <text:p>21</text:p>
          </table:table-cell>
          <table:table-cell table:style-name="ce24" table:formula="of:=SUM([.D69:.D73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74]/[.D74]" office:value-type="float" office:value="2.625" calcext:value-type="float">
            <text:p>2.63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9" office:value-type="string" calcext:value-type="string" table:number-columns-spanned="8" table:number-rows-spanned="1">
            <text:p>日本人の知らない日本語</text:p>
          </table:table-cell>
          <table:covered-table-cell table:number-columns-repeated="7" table:style-name="ce15"/>
          <table:table-cell/>
          <table:table-cell table:formula="of:=COM.MICROSOFT.CONCAT([.$A78]; &quot; [&quot;; ROUND([.$C86]*100)/100; &quot;]&quot;)" office:value-type="string" office:string-value="日本人の知らない日本語 [2,31]" calcext:value-type="string">
            <text:p>日本人の知らない日本語 [2,31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80]*[.D8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81]*[.D81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82]*[.D82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3]*[.D8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84]*[.D8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80:.C84])" office:value-type="float" office:value="30" calcext:value-type="float">
            <text:p>30</text:p>
          </table:table-cell>
          <table:table-cell table:style-name="ce24" table:formula="of:=SUM([.D80:.D84])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85]/[.D85]" office:value-type="float" office:value="2.30769230769231" calcext:value-type="float">
            <text:p>2.31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山と食欲と私</text:p>
          </table:table-cell>
          <table:covered-table-cell table:number-columns-repeated="6" table:style-name="ce15"/>
          <table:table-cell table:number-columns-repeated="2"/>
          <table:table-cell table:formula="of:=COM.MICROSOFT.CONCAT([.$A89]; &quot; [&quot;; ROUND([.$C97]*100)/100; &quot;]&quot;)" office:value-type="string" office:string-value="山と食欲と私 [2,5]" calcext:value-type="string">
            <text:p>山と食欲と私 [2,5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91]*[.D9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92]*[.D92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93]*[.D93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94]*[.D9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5]*[.D9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91:.C95])" office:value-type="float" office:value="25" calcext:value-type="float">
            <text:p>25</text:p>
          </table:table-cell>
          <table:table-cell table:style-name="ce24" table:formula="of:=SUM([.D91:.D95])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96]/[.D96]" office:value-type="float" office:value="2.5" calcext:value-type="float">
            <text:p>2.50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くま クマ 熊 ベアー</text:p>
          </table:table-cell>
          <table:covered-table-cell table:number-columns-repeated="6" table:style-name="ce15"/>
          <table:table-cell table:number-columns-repeated="2"/>
          <table:table-cell table:formula="of:=COM.MICROSOFT.CONCAT([.$A100]; &quot; [&quot;; ROUND([.$C108]*100)/100; &quot;]&quot;)" office:value-type="string" office:string-value="くま クマ 熊 ベアー [2,36]" calcext:value-type="string">
            <text:p>くま クマ 熊 ベアー [2,36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02]*[.D10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03]*[.D103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04]*[.D104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05]*[.D10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06]*[.D10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102:.C106])" office:value-type="float" office:value="33" calcext:value-type="float">
            <text:p>33</text:p>
          </table:table-cell>
          <table:table-cell table:style-name="ce24" table:formula="of:=SUM([.D102:.D106])" office:value-type="float" office:value="14" calcext:value-type="float">
            <text:p>14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107]/[.D107]" office:value-type="float" office:value="2.35714285714286" calcext:value-type="float">
            <text:p>2.36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天気の子</text:p>
          </table:table-cell>
          <table:covered-table-cell table:number-columns-repeated="6" table:style-name="ce15"/>
          <table:table-cell table:number-columns-repeated="2"/>
          <table:table-cell table:formula="of:=COM.MICROSOFT.CONCAT([.$A111]; &quot; [&quot;; ROUND([.$C119]*100)/100; &quot;]&quot;)" office:value-type="string" office:string-value="天気の子 [2,64]" calcext:value-type="string">
            <text:p>天気の子 [2,64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13]*[.D11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14]*[.D11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15]*[.D115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16]*[.D11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17]*[.D11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113:.C117])" office:value-type="float" office:value="29" calcext:value-type="float">
            <text:p>29</text:p>
          </table:table-cell>
          <table:table-cell table:style-name="ce24" table:formula="of:=SUM([.D113:.D117])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118]/[.D118]" office:value-type="float" office:value="2.63636363636364" calcext:value-type="float">
            <text:p>2.64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7" office:value-type="string" calcext:value-type="string" table:number-columns-spanned="7" table:number-rows-spanned="1">
            <text:p>ガイコツ書店員本田さん (Skull-face Bookseller Honda-san)</text:p>
          </table:table-cell>
          <table:covered-table-cell table:number-columns-repeated="6" table:style-name="ce15"/>
          <table:table-cell table:number-columns-repeated="2"/>
          <table:table-cell table:formula="of:=COM.MICROSOFT.CONCAT([.$A122]; &quot; [&quot;; ROUND([.$C130]*100)/100; &quot;]&quot;)" office:value-type="string" office:string-value="ガイコツ書店員本田さん (Skull-face Bookseller Honda-san) [2,45]" calcext:value-type="string">
            <text:p>ガイコツ書店員本田さん (Skull-face Bookseller Honda-san) [2,45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24]*[.D12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25]*[.D125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26]*[.D126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27]*[.D12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28]*[.D12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124:.C128])" office:value-type="float" office:value="27" calcext:value-type="float">
            <text:p>27</text:p>
          </table:table-cell>
          <table:table-cell table:style-name="ce24" table:formula="of:=SUM([.D124:.D128])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129]/[.D129]" office:value-type="float" office:value="2.45454545454545" calcext:value-type="float">
            <text:p>2.45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リング</text:p>
          </table:table-cell>
          <table:covered-table-cell table:number-columns-repeated="6" table:style-name="ce15"/>
          <table:table-cell table:number-columns-repeated="2"/>
          <table:table-cell table:formula="of:=COM.MICROSOFT.CONCAT([.$A133]; &quot; [&quot;; ROUND([.$C141]*100)/100; &quot;]&quot;)" office:value-type="string" office:string-value="リング [2,67]" calcext:value-type="string">
            <text:p>リング [2,67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35]*[.D13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36]*[.D136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37]*[.D13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38]*[.D13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39]*[.D13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135:.C139])" office:value-type="float" office:value="16" calcext:value-type="float">
            <text:p>16</text:p>
          </table:table-cell>
          <table:table-cell table:style-name="ce24" table:formula="of:=SUM([.D135:.D139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140]/[.D140]" office:value-type="float" office:value="2.66666666666667" calcext:value-type="float">
            <text:p>2.67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6" office:value-type="string" calcext:value-type="string" table:number-columns-spanned="7" table:number-rows-spanned="1">
            <text:p>地球星人</text:p>
          </table:table-cell>
          <table:covered-table-cell table:number-columns-repeated="6" table:style-name="ce15"/>
          <table:table-cell table:number-columns-repeated="2"/>
          <table:table-cell table:formula="of:=COM.MICROSOFT.CONCAT([.$A144]; &quot; [&quot;; ROUND([.$C152]*100)/100; &quot;]&quot;)" office:value-type="string" office:string-value="地球星人 [2,69]" calcext:value-type="string">
            <text:p>地球星人 [2,69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6]*[.D14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47]*[.D147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48]*[.D148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49]*[.D14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50]*[.D15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146:.C150])" office:value-type="float" office:value="35" calcext:value-type="float">
            <text:p>35</text:p>
          </table:table-cell>
          <table:table-cell table:style-name="ce24" table:formula="of:=SUM([.D146:.D150])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151]/[.D151]" office:value-type="float" office:value="2.69230769230769" calcext:value-type="float">
            <text:p>2.69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City</text:p>
          </table:table-cell>
          <table:covered-table-cell table:number-columns-repeated="6" table:style-name="ce15"/>
          <table:table-cell table:number-columns-repeated="2"/>
          <table:table-cell table:formula="of:=COM.MICROSOFT.CONCAT([.$A155]; &quot; [&quot;; ROUND([.$C163]*100)/100; &quot;]&quot;)" office:value-type="string" office:string-value="City [2,56]" calcext:value-type="string">
            <text:p>City [2,56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57]*[.D15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8]*[.D15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59]*[.D15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60]*[.D16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61]*[.D16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157:.C161])" office:value-type="float" office:value="23" calcext:value-type="float">
            <text:p>23</text:p>
          </table:table-cell>
          <table:table-cell table:style-name="ce24" table:formula="of:=SUM([.D157:.D161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162]/[.D162]" office:value-type="float" office:value="2.55555555555556" calcext:value-type="float">
            <text:p>2.56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TUGUMI</text:p>
          </table:table-cell>
          <table:covered-table-cell table:number-columns-repeated="6" table:style-name="ce15"/>
          <table:table-cell table:number-columns-repeated="2"/>
          <table:table-cell table:formula="of:=COM.MICROSOFT.CONCAT([.$A166]; &quot; [&quot;; ROUND([.$C174]*100)/100; &quot;]&quot;)" office:value-type="string" office:string-value="TUGUMI [2]" calcext:value-type="string">
            <text:p>TUGUMI [2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8]*[.D16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69]*[.D169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70]*[.D17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1]*[.D17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72]*[.D17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168:.C172])" office:value-type="float" office:value="8" calcext:value-type="float">
            <text:p>8</text:p>
          </table:table-cell>
          <table:table-cell table:style-name="ce24" table:formula="of:=SUM([.D168:.D172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173]/[.D173]" office:value-type="float" office:value="2" calcext:value-type="float">
            <text:p>2.00</text:p>
          </table:table-cell>
          <table:table-cell table:style-name="ce24"/>
          <table:table-cell table:number-columns-repeated="1020"/>
        </table:table-row>
        <table:table-row table:style-name="ro3" table:number-rows-repeated="1048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erimente" table:style-name="ta1">
        <table:table-column table:style-name="co2" table:number-columns-repeated="8" table:default-cell-style-name="ce15"/>
        <table:table-column table:style-name="co2" table:default-cell-style-name="ce35"/>
        <table:table-column table:style-name="co2" table:default-cell-style-name="ce40"/>
        <table:table-column table:style-name="co2" table:number-columns-repeated="1014" table:default-cell-style-name="ce15"/>
        <table:table-row table:style-name="ro1">
          <table:table-cell table:style-name="ce19" office:value-type="string" calcext:value-type="string" table:number-columns-spanned="4" table:number-rows-spanned="1">
            <text:p>Konbini</text:p>
          </table:table-cell>
          <table:covered-table-cell table:number-columns-repeated="3"/>
          <table:table-cell table:number-columns-repeated="5"/>
          <table:table-cell table:formula="of:=COM.MICROSOFT.CONCAT([.$A1]; &quot; [&quot;; ROUND([.$C9]*100)/100; &quot;]&quot;)" office:value-type="string" office:string-value="Konbini [2,93]" calcext:value-type="string">
            <text:p>Konbini [2,93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]*[.D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]*[.D4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]*[.D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]*[.D6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]*[.D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3:.C7])" office:value-type="float" office:value="44" calcext:value-type="float">
            <text:p>44</text:p>
          </table:table-cell>
          <table:table-cell table:style-name="ce31" table:formula="of:=SUM([.D3:.D7])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8]/[.D8]" office:value-type="float" office:value="2.93333333333333" calcext:value-type="float">
            <text:p>2.93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4" table:number-rows-spanned="1">
            <text:p>Hakase</text:p>
          </table:table-cell>
          <table:covered-table-cell table:number-columns-repeated="3"/>
          <table:table-cell table:number-columns-repeated="5"/>
          <table:table-cell table:formula="of:=COM.MICROSOFT.CONCAT([.$A12]; &quot; [&quot;; ROUND([.$C20]*100)/100; &quot;]&quot;)" office:value-type="string" office:string-value="Hakase [3]" calcext:value-type="string">
            <text:p>Hakase [3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]*[.D1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]*[.D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]*[.D16]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]*[.D1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8]*[.D1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4:.C18])" office:value-type="float" office:value="39" calcext:value-type="float">
            <text:p>39</text:p>
          </table:table-cell>
          <table:table-cell table:style-name="ce31" table:formula="of:=SUM([.D14:.D18])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9]/[.D19]" office:value-type="float" office:value="3" calcext:value-type="float">
            <text:p>3.00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4" table:number-rows-spanned="1">
            <text:p>Your Name</text:p>
          </table:table-cell>
          <table:covered-table-cell table:number-columns-repeated="3"/>
          <table:table-cell table:number-columns-repeated="5"/>
          <table:table-cell table:formula="of:=COM.MICROSOFT.CONCAT([.$A23]; &quot; [&quot;; ROUND([.$C31]*100)/100; &quot;]&quot;)" office:value-type="string" office:string-value="Your Name [3,38]" calcext:value-type="string">
            <text:p>Your Name [3,38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5]*[.D2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6]*[.D26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7]*[.D27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28]*[.D28]"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9]*[.D2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25:.C29])" office:value-type="float" office:value="125" calcext:value-type="float">
            <text:p>125</text:p>
          </table:table-cell>
          <table:table-cell table:style-name="ce31" table:formula="of:=SUM([.D25:.D29])" office:value-type="float" office:value="37" calcext:value-type="float">
            <text:p>37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30]/[.D30]" office:value-type="float" office:value="3.37837837837838" calcext:value-type="float">
            <text:p>3.38</text:p>
          </table:table-cell>
          <table:table-cell table:style-name="ce3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.00.0000</text:date>, <text:time style:data-style-name="N2" text:time-value="00:12:03.703275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30T15:16:53.533374061</meta:creation-date>
    <dc:date>2021-11-24T20:20:33.843942137</dc:date>
    <meta:editing-duration>P7DT2H18M55S</meta:editing-duration>
    <meta:editing-cycles>42</meta:editing-cycles>
    <meta:generator>LibreOffice/7.0.4.2$MacOSX_X86_64 LibreOffice_project/dcf040e67528d9187c66b2379df5ea4407429775</meta:generator>
    <meta:document-statistic meta:table-count="3" meta:cell-count="965" meta:object-count="0"/>
  </office:meta>
</office:document-meta>
</file>